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8a8e6" officeooo:paragraph-rsid="0018a8e6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8pt" fo:font-weight="bold" officeooo:rsid="0018a8e6" officeooo:paragraph-rsid="0018a8e6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bold" officeooo:rsid="0018a8e6" officeooo:paragraph-rsid="0018a8e6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8a8e6" officeooo:paragraph-rsid="0018a8e6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bble Sort</text:p>
      <text:p text:style-name="P1"/>
      <text:p text:style-name="P1"/>
      <text:p text:style-name="P2"/>
      <text:p text:style-name="P4">[1588, 52, 42, 23, 12]</text:p>
      <text:p text:style-name="P4"/>
      <text:p text:style-name="P4">[52, 1588, 42, 23, 12]</text:p>
      <text:p text:style-name="P4">[52, 42, 1588, 23, 12]</text:p>
      <text:p text:style-name="P4">[52, 42, 23, 1588, 12]</text:p>
      <text:p text:style-name="P4">[52, 42, 23, 12, 1588]</text:p>
      <text:p text:style-name="P4">[42, 52, 23, 12, 1588]</text:p>
      <text:p text:style-name="P4">[42, 23, 52, 12, 1588]</text:p>
      <text:p text:style-name="P4">[42, 23, 12, 52, 1588]</text:p>
      <text:p text:style-name="P4">[23, 42, 12, 52, 1588]</text:p>
      <text:p text:style-name="P4">[23, 12, 42, 52, 1588]</text:p>
      <text:p text:style-name="P4">[12, 23, 42, 52, 1588]</text:p>
      <text:p text:style-name="P4">[12, 23, 42, 52, 1588]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2:46:39.989000000</meta:creation-date>
    <dc:date>2018-02-22T12:55:25.412000000</dc:date>
    <meta:editing-duration>PT8M46S</meta:editing-duration>
    <meta:editing-cycles>1</meta:editing-cycles>
    <meta:document-statistic meta:table-count="0" meta:image-count="0" meta:object-count="0" meta:page-count="1" meta:paragraph-count="13" meta:word-count="62" meta:character-count="275" meta:non-whitespace-character-count="226"/>
    <meta:generator>LibreOffice/4.4.5.2$Windows_x86 LibreOffice_project/a22f674fd25a3b6f45bdebf25400ed2adff0ff99</meta:generator>
  </office:meta>
</office:document-meta>
</file>